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Ubuntu" svg:font-family="Ubuntu"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18cm solid #000000"/>
    </style:style>
    <style:style style:name="podCompactCell" style:family="table-cell">
      <style:table-cell-properties fo:padding-left="0.049cm" fo:padding-right="0.049cm" fo:padding-top="0cm" fo:padding-bottom="0cm" fo:border="0.018cm solid #000000"/>
    </style:style>
    <style:style style:name="podHeaderCell" style:family="table-cell">
      <style:table-cell-properties fo:background-color="#e6e6e6" fo:padding="0.097cm" fo:border="0.018cm solid #000000"/>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Table14564816396628" style:family="table" style:parent-style-name="podTable">
      <style:table-properties style:width="23.35cm" style:rel-width="90%" table:table-align="left" table:align="left"/>
    </style:style>
    <style:style style:name="CS1" style:family="table-cell">
      <style:table-cell-properties fo:border="0.018cm solid #000000" fo:padding="0.097cm" fo:background-color="#E5B620"/>
    </style:style>
    <style:style style:name="CS2" style:family="table-cell">
      <style:table-cell-properties fo:border="0.018cm solid #000000" fo:padding="0.097cm" fo:background-color="#13751F"/>
    </style:style>
    <style:style style:name="CS3" style:family="table-cell">
      <style:table-cell-properties fo:border="0.018cm solid #000000" fo:padding="0.097cm" fo:background-color="#d08181"/>
    </style:style>
    <style:style style:name="Table14564816396628.1" style:family="table-column">
      <style:table-column-properties style:rel-column-width="6356*"/>
    </style:style>
    <style:style style:name="Table14564816396628.2" style:family="table-column">
      <style:table-column-properties style:rel-column-width="1295*"/>
    </style:style>
    <style:style style:name="Table14564816396628.3" style:family="table-column">
      <style:table-column-properties style:rel-column-width="1295*"/>
    </style:style>
    <style:style style:name="Table14564816396628.4" style:family="table-column">
      <style:table-column-properties style:rel-column-width="1295*"/>
    </style:style>
    <style:style style:name="Table14564816396628.5" style:family="table-column">
      <style:table-column-properties style:rel-column-width="1295*"/>
    </style:style>
    <style:style style:name="Table14564816396628.6" style:family="table-column">
      <style:table-column-properties style:rel-column-width="1295*"/>
    </style:style>
    <style:style style:name="Table14564816396628.7" style:family="table-column">
      <style:table-column-properties style:rel-column-width="1295*"/>
    </style:style>
    <style:style style:name="Table14564816396628.8" style:family="table-column">
      <style:table-column-properties style:rel-column-width="1295*"/>
    </style:style>
    <style:style style:name="Table14564816396628.9" style:family="table-column">
      <style:table-column-properties style:rel-column-width="1295*"/>
    </style:style>
    <style:style style:name="Table14564816396628.10" style:family="table-column">
      <style:table-column-properties style:rel-column-width="1295*"/>
    </style:style>
    <style:style style:name="Table14564816396628.11" style:family="table-column">
      <style:table-column-properties style:rel-column-width="1295*"/>
    </style:style>
    <style:style style:name="Table14564816396628.12" style:family="table-column">
      <style:table-column-properties style:rel-column-width="1295*"/>
    </style:style>
    <style:style style:name="Table14564816396628.13" style:family="table-column">
      <style:table-column-properties style:rel-column-width="1295*"/>
    </style:style>
    <style:style style:name="Table14564816396628.14" style:family="table-column">
      <style:table-column-properties style:rel-column-width="1295*"/>
    </style:style>
    <style:style style:name="Table14564816396628.15" style:family="table-column">
      <style:table-column-properties style:rel-column-width="1295*"/>
    </style:style>
    <style:style style:name="Table14564816396628.16" style:family="table-column">
      <style:table-column-properties style:rel-column-width="1295*"/>
    </style:style>
    <style:style style:name="Table14564816396628.17" style:family="table-column">
      <style:table-column-properties style:rel-column-width="1295*"/>
    </style:style>
    <style:style style:name="Table14564816396628.18" style:family="table-column">
      <style:table-column-properties style:rel-column-width="1295*"/>
    </style:style>
    <style:style style:name="Table14564816396628.19" style:family="table-column">
      <style:table-column-properties style:rel-column-width="1295*"/>
    </style:style>
    <style:style style:name="Table14564816396628.20" style:family="table-column">
      <style:table-column-properties style:rel-column-width="1295*"/>
    </style:style>
    <style:style style:name="Table14564816396628.21" style:family="table-column">
      <style:table-column-properties style:rel-column-width="1295*"/>
    </style:style>
    <style:style style:name="Table14564816396628.22" style:family="table-column">
      <style:table-column-properties style:rel-column-width="1295*"/>
    </style:style>
    <style:style style:name="Table14564816396628.23" style:family="table-column">
      <style:table-column-properties style:rel-column-width="1295*"/>
    </style:style>
    <style:style style:name="Table14564816396628.24" style:family="table-column">
      <style:table-column-properties style:rel-column-width="1295*"/>
    </style:style>
    <style:style style:name="Table14564816396628.25" style:family="table-column">
      <style:table-column-properties style:rel-column-width="1295*"/>
    </style:style>
    <style:style style:name="Table14564816396628.26" style:family="table-column">
      <style:table-column-properties style:rel-column-width="1295*"/>
    </style:style>
    <style:style style:name="Table14564816396628.27" style:family="table-column">
      <style:table-column-properties style:rel-column-width="1295*"/>
    </style:style>
    <style:style style:name="Table14564816396628.28" style:family="table-column">
      <style:table-column-properties style:rel-column-width="1295*"/>
    </style:style>
    <style:style style:name="Table14564816396628.29" style:family="table-column">
      <style:table-column-properties style:rel-column-width="1295*"/>
    </style:style>
    <style:style style:name="Table14564816396628.30" style:family="table-column">
      <style:table-column-properties style:rel-column-width="1295*"/>
    </style:style>
    <style:style style:name="Table14564816396628.31" style:family="table-column">
      <style:table-column-properties style:rel-column-width="1295*"/>
    </style:style>
    <style:style style:name="Table14564816396628.32" style:family="table-column">
      <style:table-column-properties style:rel-column-width="1295*"/>
    </style:style>
    <style:style style:name="Table14564816396628.33" style:family="table-column">
      <style:table-column-properties style:rel-column-width="1295*"/>
    </style:style>
    <style:style style:name="Table14564816396628.34" style:family="table-column">
      <style:table-column-properties style:rel-column-width="1295*"/>
    </style:style>
    <style:style style:name="Table14564816396628.35" style:family="table-column">
      <style:table-column-properties style:rel-column-width="1295*"/>
    </style:style>
    <style:style style:name="Table14564816396628.36" style:family="table-column">
      <style:table-column-properties style:rel-column-width="1295*"/>
    </style:style>
    <style:style style:name="Table14564816396628.37" style:family="table-column">
      <style:table-column-properties style:rel-column-width="1295*"/>
    </style:style>
    <style:style style:name="Table14564816396628.38" style:family="table-column">
      <style:table-column-properties style:rel-column-width="1295*"/>
    </style:style>
    <style:style style:name="Table14564816396628.39" style:family="table-column">
      <style:table-column-properties style:rel-column-width="1295*"/>
    </style:style>
    <style:style style:name="Table14564816396628.40" style:family="table-column">
      <style:table-column-properties style:rel-column-width="1295*"/>
    </style:style>
    <style:style style:name="Table14564816396628.41" style:family="table-column">
      <style:table-column-properties style:rel-column-width="1295*"/>
    </style:style>
    <style:style style:name="Table14564816396628.42" style:family="table-column">
      <style:table-column-properties style:rel-column-width="1295*"/>
    </style:style>
    <style:style style:name="Table14564816396628.43" style:family="table-column">
      <style:table-column-properties style:rel-column-width="1295*"/>
    </style:style>
    <style:style style:name="Table14564816396628.44" style:family="table-column">
      <style:table-column-properties style:rel-column-width="4767*"/>
    </style:style>
    <style:style style:name="Table14564816397312" style:family="table" style:parent-style-name="podTable">
      <style:table-properties style:width="25.94cm" style:rel-width="100%" table:table-align="left" table:align="left"/>
    </style:style>
    <style:style style:name="Table14564816397312.1" style:family="table-column">
      <style:table-column-properties style:rel-column-width="13106*"/>
    </style:style>
    <style:style style:name="Table14564816397312.2" style:family="table-column">
      <style:table-column-properties style:rel-column-width="26213*"/>
    </style:style>
    <style:style style:name="Table14564816397312.3" style:family="table-column">
      <style:table-column-properties style:rel-column-width="26213*"/>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14564816396628" table:style-name="Table14564816396628">
        <table:table-column table:style-name="Table14564816396628.1"/>
        <table:table-column table:style-name="Table14564816396628.2"/>
        <table:table-column table:style-name="Table14564816396628.3"/>
        <table:table-column table:style-name="Table14564816396628.4"/>
        <table:table-column table:style-name="Table14564816396628.5"/>
        <table:table-column table:style-name="Table14564816396628.6"/>
        <table:table-column table:style-name="Table14564816396628.7"/>
        <table:table-column table:style-name="Table14564816396628.8"/>
        <table:table-column table:style-name="Table14564816396628.9"/>
        <table:table-column table:style-name="Table14564816396628.10"/>
        <table:table-column table:style-name="Table14564816396628.11"/>
        <table:table-column table:style-name="Table14564816396628.12"/>
        <table:table-column table:style-name="Table14564816396628.13"/>
        <table:table-column table:style-name="Table14564816396628.14"/>
        <table:table-column table:style-name="Table14564816396628.15"/>
        <table:table-column table:style-name="Table14564816396628.16"/>
        <table:table-column table:style-name="Table14564816396628.17"/>
        <table:table-column table:style-name="Table14564816396628.18"/>
        <table:table-column table:style-name="Table14564816396628.19"/>
        <table:table-column table:style-name="Table14564816396628.20"/>
        <table:table-column table:style-name="Table14564816396628.21"/>
        <table:table-column table:style-name="Table14564816396628.22"/>
        <table:table-column table:style-name="Table14564816396628.23"/>
        <table:table-column table:style-name="Table14564816396628.24"/>
        <table:table-column table:style-name="Table14564816396628.25"/>
        <table:table-column table:style-name="Table14564816396628.26"/>
        <table:table-column table:style-name="Table14564816396628.27"/>
        <table:table-column table:style-name="Table14564816396628.28"/>
        <table:table-column table:style-name="Table14564816396628.29"/>
        <table:table-column table:style-name="Table14564816396628.30"/>
        <table:table-column table:style-name="Table14564816396628.31"/>
        <table:table-column table:style-name="Table14564816396628.32"/>
        <table:table-column table:style-name="Table14564816396628.33"/>
        <table:table-column table:style-name="Table14564816396628.34"/>
        <table:table-column table:style-name="Table14564816396628.35"/>
        <table:table-column table:style-name="Table14564816396628.36"/>
        <table:table-column table:style-name="Table14564816396628.37"/>
        <table:table-column table:style-name="Table14564816396628.38"/>
        <table:table-column table:style-name="Table14564816396628.39"/>
        <table:table-column table:style-name="Table14564816396628.40"/>
        <table:table-column table:style-name="Table14564816396628.41"/>
        <table:table-column table:style-name="Table14564816396628.42"/>
        <table:table-column table:style-name="Table14564816396628.43"/>
        <table:table-column table:style-name="Table14564816396628.44"/>
        <table:table-row>
          <table:table-cell table:style-name="podHeaderCell"/>
          <table:table-cell table:style-name="podHeaderCell" table:number-columns-spanned="6">
            <text:p>Février 2015</text:p>
          </table:table-cell>
          <table:table-cell table:style-name="podHeaderCell" table:number-columns-spanned="31">
            <text:p>Mars 2015</text:p>
          </table:table-cell>
          <table:table-cell table:style-name="podHeaderCell" table:number-columns-spanned="5">
            <text:p>A</text:p>
          </table:table-cell>
          <table:table-cell table:style-name="podHeaderCell"/>
        </table:table-row>
        <table:table-row>
          <table:table-cell table:style-name="pod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able:table-row>
        <table:table-row>
          <table:table-cell table:style-name="podCell"/>
          <table:table-cell table:style-name="podCell">
            <text:p text:style-name="Appy_Table_Content"><text:span text:style-name="podBold">23</text:span></text:p>
          </table:table-cell>
          <table:table-cell table:style-name="podCell">
            <text:p text:style-name="Appy_Table_Content"><text:span text:style-name="podBold">24</text:span></text:p>
          </table:table-cell>
          <table:table-cell table:style-name="podCell">
            <text:p text:style-name="Appy_Table_Content"><text:span text:style-name="podBold">25</text:span></text:p>
          </table:table-cell>
          <table:table-cell table:style-name="podCell">
            <text:p text:style-name="Appy_Table_Content"><text:span text:style-name="podBold">26</text:span></text:p>
          </table:table-cell>
          <table:table-cell table:style-name="podCell">
            <text:p text:style-name="Appy_Table_Content"><text:span text:style-name="podBold">27</text:span></text:p>
          </table:table-cell>
          <table:table-cell table:style-name="podCell">
            <text:p text:style-name="Appy_Table_Content"><text:span text:style-name="podBold">28</text:span></text:p>
          </table:table-cell>
          <table:table-cell table:style-name="podCell">
            <text:p text:style-name="Appy_Table_Content"><text:span text:style-name="podBold">01</text:span></text:p>
          </table:table-cell>
          <table:table-cell table:style-name="podCell">
            <text:p text:style-name="Appy_Table_Content"><text:span text:style-name="podBold">02</text:span></text:p>
          </table:table-cell>
          <table:table-cell table:style-name="podCell">
            <text:p text:style-name="Appy_Table_Content"><text:span text:style-name="podBold">03</text:span></text:p>
          </table:table-cell>
          <table:table-cell table:style-name="podCell">
            <text:p text:style-name="Appy_Table_Content"><text:span text:style-name="podBold">04</text:span></text:p>
          </table:table-cell>
          <table:table-cell table:style-name="podCell">
            <text:p text:style-name="Appy_Table_Content"><text:span text:style-name="podBold">05</text:span></text:p>
          </table:table-cell>
          <table:table-cell table:style-name="podCell">
            <text:p text:style-name="Appy_Table_Content"><text:span text:style-name="podBold">06</text:span></text:p>
          </table:table-cell>
          <table:table-cell table:style-name="podCell">
            <text:p text:style-name="Appy_Table_Content"><text:span text:style-name="podBold">07</text:span></text:p>
          </table:table-cell>
          <table:table-cell table:style-name="podCell">
            <text:p text:style-name="Appy_Table_Content"><text:span text:style-name="podBold">08</text:span></text:p>
          </table:table-cell>
          <table:table-cell table:style-name="podCell">
            <text:p text:style-name="Appy_Table_Content"><text:span text:style-name="podBold">09</text:span></text:p>
          </table:table-cell>
          <table:table-cell table:style-name="podCell">
            <text:p text:style-name="Appy_Table_Content"><text:span text:style-name="podBold">10</text:span></text:p>
          </table:table-cell>
          <table:table-cell table:style-name="podCell">
            <text:p text:style-name="Appy_Table_Content"><text:span text:style-name="podBold">11</text:span></text:p>
          </table:table-cell>
          <table:table-cell table:style-name="podCell">
            <text:p text:style-name="Appy_Table_Content"><text:span text:style-name="podBold">12</text:span></text:p>
          </table:table-cell>
          <table:table-cell table:style-name="podCell">
            <text:p text:style-name="Appy_Table_Content"><text:span text:style-name="podBold">13</text:span></text:p>
          </table:table-cell>
          <table:table-cell table:style-name="podCell">
            <text:p text:style-name="Appy_Table_Content"><text:span text:style-name="podBold">14</text:span></text:p>
          </table:table-cell>
          <table:table-cell table:style-name="podCell">
            <text:p text:style-name="Appy_Table_Content"><text:span text:style-name="podBold">15</text:span></text:p>
          </table:table-cell>
          <table:table-cell table:style-name="podCell">
            <text:p text:style-name="Appy_Table_Content"><text:span text:style-name="podBold">16</text:span></text:p>
          </table:table-cell>
          <table:table-cell table:style-name="podCell">
            <text:p text:style-name="Appy_Table_Content"><text:span text:style-name="podBold">17</text:span></text:p>
          </table:table-cell>
          <table:table-cell table:style-name="podCell">
            <text:p text:style-name="Appy_Table_Content"><text:span text:style-name="podBold">18</text:span></text:p>
          </table:table-cell>
          <table:table-cell table:style-name="podCell">
            <text:p text:style-name="Appy_Table_Content"><text:span text:style-name="podBold">19</text:span></text:p>
          </table:table-cell>
          <table:table-cell table:style-name="podCell">
            <text:p text:style-name="Appy_Table_Content"><text:span text:style-name="podBold">20</text:span></text:p>
          </table:table-cell>
          <table:table-cell table:style-name="podCell">
            <text:p text:style-name="Appy_Table_Content"><text:span text:style-name="podBold">21</text:span></text:p>
          </table:table-cell>
          <table:table-cell table:style-name="podCell">
            <text:p text:style-name="Appy_Table_Content"><text:span text:style-name="podBold">22</text:span></text:p>
          </table:table-cell>
          <table:table-cell table:style-name="podCell">
            <text:p text:style-name="Appy_Table_Content"><text:span text:style-name="podBold">23</text:span></text:p>
          </table:table-cell>
          <table:table-cell table:style-name="podCell">
            <text:p text:style-name="Appy_Table_Content"><text:span text:style-name="podBold">24</text:span></text:p>
          </table:table-cell>
          <table:table-cell table:style-name="podCell">
            <text:p text:style-name="Appy_Table_Content"><text:span text:style-name="podBold">25</text:span></text:p>
          </table:table-cell>
          <table:table-cell table:style-name="podCell">
            <text:p text:style-name="Appy_Table_Content"><text:span text:style-name="podBold">26</text:span></text:p>
          </table:table-cell>
          <table:table-cell table:style-name="podCell">
            <text:p text:style-name="Appy_Table_Content"><text:span text:style-name="podBold">27</text:span></text:p>
          </table:table-cell>
          <table:table-cell table:style-name="podCell">
            <text:p text:style-name="Appy_Table_Content"><text:span text:style-name="podBold">28</text:span></text:p>
          </table:table-cell>
          <table:table-cell table:style-name="podCell">
            <text:p text:style-name="Appy_Table_Content"><text:span text:style-name="podBold">29</text:span></text:p>
          </table:table-cell>
          <table:table-cell table:style-name="podCell">
            <text:p text:style-name="Appy_Table_Content"><text:span text:style-name="podBold">30</text:span></text:p>
          </table:table-cell>
          <table:table-cell table:style-name="podCell">
            <text:p text:style-name="Appy_Table_Content"><text:span text:style-name="podBold">31</text:span></text:p>
          </table:table-cell>
          <table:table-cell table:style-name="podCell">
            <text:p text:style-name="Appy_Table_Content"><text:span text:style-name="podBold">01</text:span></text:p>
          </table:table-cell>
          <table:table-cell table:style-name="podCell">
            <text:p text:style-name="Appy_Table_Content"><text:span text:style-name="podBold">02</text:span></text:p>
          </table:table-cell>
          <table:table-cell table:style-name="podCell">
            <text:p text:style-name="Appy_Table_Content"><text:span text:style-name="podBold">03</text:span></text:p>
          </table:table-cell>
          <table:table-cell table:style-name="podCell">
            <text:p text:style-name="Appy_Table_Content"><text:span text:style-name="podBold">04</text:span></text:p>
          </table:table-cell>
          <table:table-cell table:style-name="podCell">
            <text:p text:style-name="Appy_Table_Content"><text:span text:style-name="podBold">05</text:span></text:p>
          </table:table-cell>
          <table:table-cell table:style-name="podCell"/>
        </table:table-row>
        <table:table-row>
          <table:table-cell table:style-name="podCell">
            <text:p text:style-name="Appy_Table_Content"><text:a xlink:type="simple" xlink:href="http://localhost:8080/config/GardesUser1350721915326376433960017169/view?page=preferences">Alain Barbason</text:a></text:p>
          </table:table-cell>
          <table:table-cell table:style-name="CS1">
            <text:p text:style-name="Appy_Table_Content">z</text:p>
          </table:table-cell>
          <table:table-cell table:style-name="CS1"/>
          <table:table-cell table:style-name="CS1"/>
          <table:table-cell table:style-name="podCell"/>
          <table:table-cell table:style-name="CS1"/>
          <table:table-cell table:style-name="CS1"/>
          <table:table-cell table:style-name="podCell"/>
          <table:table-cell table:style-name="podCell"/>
          <table:table-cell table:style-name="podCell"/>
          <table:table-cell table:style-name="podCell"/>
          <table:table-cell table:style-name="podCell"/>
          <table:table-cell table:style-name="podCell"/>
          <table:table-cell table:style-name="CS2"/>
          <table:table-cell table:style-name="CS2"/>
          <table:table-cell table:style-name="podCell"/>
          <table:table-cell table:style-name="podCell"/>
          <table:table-cell table:style-name="podCell"/>
          <table:table-cell table:style-name="podCell"/>
          <table:table-cell table:style-name="podCell"/>
          <table:table-cell table:style-name="CS3"/>
          <table:table-cell table:style-name="CS3"/>
          <table:table-cell table:style-name="CS3"/>
          <table:table-cell table:style-name="CS3"/>
          <table:table-cell table:style-name="CS3"/>
          <table:table-cell table:style-name="CS3"/>
          <table:table-cell table:style-name="CS3"/>
          <table:table-cell table:style-name="CS3"/>
          <table:table-cell table:style-name="CS3"/>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ext:p text:style-name="Appy_Table_Content"><text:a xlink:type="simple" xlink:href="http://localhost:8080/config/GardesUser1350721915326376433960017169/view?page=preferences">AB</text:a></text:p>
          </table:table-cell>
        </table:table-row>
        <table:table-row>
          <table:table-cell table:style-name="podCell">
            <text:p text:style-name="Appy_Table_Content"><text:a xlink:type="simple" xlink:href="http://localhost:8080/config/GardesUser1350721915119231834005028903/view?page=preferences">LB</text:a></text:p>
          </table:table-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CS3"/>
          <table:table-cell table:style-name="CS3"/>
          <table:table-cell table:style-name="CS3"/>
          <table:table-cell table:style-name="CS3"/>
          <table:table-cell table:style-name="CS3"/>
          <table:table-cell table:style-name="CS3"/>
          <table:table-cell table:style-name="CS3"/>
          <table:table-cell table:style-name="CS3"/>
          <table:table-cell table:style-name="CS3"/>
          <table:table-cell table:style-name="podCell"/>
          <table:table-cell table:style-name="podCell"/>
          <table:table-cell table:style-name="podCell"/>
          <table:table-cell table:style-name="podCell"/>
          <table:table-cell table:style-name="podCell"/>
          <table:table-cell table:style-name="podCell"/>
          <table:table-cell table:style-name="podCell"/>
          <table:table-cell table:style-name="podCell">
            <text:p text:style-name="Appy_Table_Content"><text:a xlink:type="simple" xlink:href="http://localhost:8080/config/GardesUser1350721915119231834005028903/view?page=preferences">LB</text:a></text:p>
          </table:table-cell>
        </table:table-row>
        <table:table-row>
          <table:table-cell table:style-name="podCell">
            <text:p text:style-name="Appy_Table_Content"><text:span text:style-name="podBold">P</text:span></text:p>
          </table:table-cell>
          <table:table-cell table:style-name="podCell">
            <text:p text:style-name="Appy_Table_Content">42</text:p>
          </table:table-cell>
          <table:table-cell table:style-name="podCell">
            <text:p text:style-name="Appy_Table_Content">42</text:p>
          </table:table-cell>
          <table:table-cell table:style-name="podCell">
            <text:p text:style-name="Appy_Table_Content">41</text:p>
          </table:table-cell>
          <table:table-cell table:style-name="podCell">
            <text:p text:style-name="Appy_Table_Content">42</text:p>
          </table:table-cell>
          <table:table-cell table:style-name="podCell">
            <text:p text:style-name="Appy_Table_Content">41</text:p>
          </table:table-cell>
          <table:table-cell table:style-name="podCell">
            <text:p text:style-name="Appy_Table_Content">39</text:p>
          </table:table-cell>
          <table:table-cell table:style-name="podCell">
            <text:p text:style-name="Appy_Table_Content">40</text:p>
          </table:table-cell>
          <table:table-cell table:style-name="podCell">
            <text:p text:style-name="Appy_Table_Content">42</text:p>
          </table:table-cell>
          <table:table-cell table:style-name="podCell">
            <text:p text:style-name="Appy_Table_Content">41</text:p>
          </table:table-cell>
          <table:table-cell table:style-name="podCell">
            <text:p text:style-name="Appy_Table_Content">41</text:p>
          </table:table-cell>
          <table:table-cell table:style-name="podCell">
            <text:p text:style-name="Appy_Table_Content">41</text:p>
          </table:table-cell>
          <table:table-cell table:style-name="podCell">
            <text:p text:style-name="Appy_Table_Content">42</text:p>
          </table:table-cell>
          <table:table-cell table:style-name="podCell">
            <text:p text:style-name="Appy_Table_Content">37</text:p>
          </table:table-cell>
          <table:table-cell table:style-name="podCell">
            <text:p text:style-name="Appy_Table_Content">37</text:p>
          </table:table-cell>
          <table:table-cell table:style-name="podCell">
            <text:p text:style-name="Appy_Table_Content">41</text:p>
          </table:table-cell>
          <table:table-cell table:style-name="podCell">
            <text:p text:style-name="Appy_Table_Content">42</text:p>
          </table:table-cell>
          <table:table-cell table:style-name="podCell">
            <text:p text:style-name="Appy_Table_Content">40</text:p>
          </table:table-cell>
          <table:table-cell table:style-name="podCell">
            <text:p text:style-name="Appy_Table_Content">39</text:p>
          </table:table-cell>
          <table:table-cell table:style-name="podCell">
            <text:p text:style-name="Appy_Table_Content">39</text:p>
          </table:table-cell>
          <table:table-cell table:style-name="podCell">
            <text:p text:style-name="Appy_Table_Content">37</text:p>
          </table:table-cell>
          <table:table-cell table:style-name="podCell">
            <text:p text:style-name="Appy_Table_Content">37</text:p>
          </table:table-cell>
          <table:table-cell table:style-name="podCell">
            <text:p text:style-name="Appy_Table_Content">39</text:p>
          </table:table-cell>
          <table:table-cell table:style-name="podCell">
            <text:p text:style-name="Appy_Table_Content">37</text:p>
          </table:table-cell>
          <table:table-cell table:style-name="podCell">
            <text:p text:style-name="Appy_Table_Content">36</text:p>
          </table:table-cell>
          <table:table-cell table:style-name="podCell">
            <text:p text:style-name="Appy_Table_Content">36</text:p>
          </table:table-cell>
          <table:table-cell table:style-name="podCell">
            <text:p text:style-name="Appy_Table_Content">36</text:p>
          </table:table-cell>
          <table:table-cell table:style-name="podCell">
            <text:p text:style-name="Appy_Table_Content">31</text:p>
          </table:table-cell>
          <table:table-cell table:style-name="podCell">
            <text:p text:style-name="Appy_Table_Content">32</text:p>
          </table:table-cell>
          <table:table-cell table:style-name="podCell">
            <text:p text:style-name="Appy_Table_Content">38</text:p>
          </table:table-cell>
          <table:table-cell table:style-name="podCell">
            <text:p text:style-name="Appy_Table_Content">39</text:p>
          </table:table-cell>
          <table:table-cell table:style-name="podCell">
            <text:p text:style-name="Appy_Table_Content">39</text:p>
          </table:table-cell>
          <table:table-cell table:style-name="podCell">
            <text:p text:style-name="Appy_Table_Content">39</text:p>
          </table:table-cell>
          <table:table-cell table:style-name="podCell">
            <text:p text:style-name="Appy_Table_Content">38</text:p>
          </table:table-cell>
          <table:table-cell table:style-name="podCell">
            <text:p text:style-name="Appy_Table_Content">37</text:p>
          </table:table-cell>
          <table:table-cell table:style-name="podCell">
            <text:p text:style-name="Appy_Table_Content">37</text:p>
          </table:table-cell>
          <table:table-cell table:style-name="podCell">
            <text:p text:style-name="Appy_Table_Content">42</text:p>
          </table:table-cell>
          <table:table-cell table:style-name="podCell">
            <text:p text:style-name="Appy_Table_Content">41</text:p>
          </table:table-cell>
          <table:table-cell table:style-name="podCell">
            <text:p text:style-name="Appy_Table_Content">41</text:p>
          </table:table-cell>
          <table:table-cell table:style-name="podCell">
            <text:p text:style-name="Appy_Table_Content">41</text:p>
          </table:table-cell>
          <table:table-cell table:style-name="podCell">
            <text:p text:style-name="Appy_Table_Content">42</text:p>
          </table:table-cell>
          <table:table-cell table:style-name="podCell">
            <text:p text:style-name="Appy_Table_Content">33</text:p>
          </table:table-cell>
          <table:table-cell table:style-name="podCell">
            <text:p text:style-name="Appy_Table_Content">33</text:p>
          </table:table-cell>
          <table:table-cell table:style-name="podCell">
            <text:p text:style-name="Appy_Table_Content"><text:span text:style-name="podBold">P</text:span></text:p>
          </table:table-cell>
        </table:table-row>
        <table:table-row>
          <table:table-cell table:style-name="podCell">
            <text:p text:style-name="Appy_Table_Content"><text:span text:style-name="podBold">T</text:span></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46</text:p>
          </table:table-cell>
          <table:table-cell table:style-name="podCell">
            <text:p text:style-name="Appy_Table_Content"><text:span text:style-name="podBold">T</text:span></text:p>
          </table:table-cell>
        </table:table-row>
        <table:table-row>
          <table:table-cell table:style-name="podCell"/>
          <table:table-cell table:style-name="podCell">
            <text:p text:style-name="Appy_Table_Content"><text:span text:style-name="podBold">23</text:span></text:p>
          </table:table-cell>
          <table:table-cell table:style-name="podCell">
            <text:p text:style-name="Appy_Table_Content"><text:span text:style-name="podBold">24</text:span></text:p>
          </table:table-cell>
          <table:table-cell table:style-name="podCell">
            <text:p text:style-name="Appy_Table_Content"><text:span text:style-name="podBold">25</text:span></text:p>
          </table:table-cell>
          <table:table-cell table:style-name="podCell">
            <text:p text:style-name="Appy_Table_Content"><text:span text:style-name="podBold">26</text:span></text:p>
          </table:table-cell>
          <table:table-cell table:style-name="podCell">
            <text:p text:style-name="Appy_Table_Content"><text:span text:style-name="podBold">27</text:span></text:p>
          </table:table-cell>
          <table:table-cell table:style-name="podCell">
            <text:p text:style-name="Appy_Table_Content"><text:span text:style-name="podBold">28</text:span></text:p>
          </table:table-cell>
          <table:table-cell table:style-name="podCell">
            <text:p text:style-name="Appy_Table_Content"><text:span text:style-name="podBold">01</text:span></text:p>
          </table:table-cell>
          <table:table-cell table:style-name="podCell">
            <text:p text:style-name="Appy_Table_Content"><text:span text:style-name="podBold">02</text:span></text:p>
          </table:table-cell>
          <table:table-cell table:style-name="podCell">
            <text:p text:style-name="Appy_Table_Content"><text:span text:style-name="podBold">03</text:span></text:p>
          </table:table-cell>
          <table:table-cell table:style-name="podCell">
            <text:p text:style-name="Appy_Table_Content"><text:span text:style-name="podBold">04</text:span></text:p>
          </table:table-cell>
          <table:table-cell table:style-name="podCell">
            <text:p text:style-name="Appy_Table_Content"><text:span text:style-name="podBold">05</text:span></text:p>
          </table:table-cell>
          <table:table-cell table:style-name="podCell">
            <text:p text:style-name="Appy_Table_Content"><text:span text:style-name="podBold">06</text:span></text:p>
          </table:table-cell>
          <table:table-cell table:style-name="podCell">
            <text:p text:style-name="Appy_Table_Content"><text:span text:style-name="podBold">07</text:span></text:p>
          </table:table-cell>
          <table:table-cell table:style-name="podCell">
            <text:p text:style-name="Appy_Table_Content"><text:span text:style-name="podBold">08</text:span></text:p>
          </table:table-cell>
          <table:table-cell table:style-name="podCell">
            <text:p text:style-name="Appy_Table_Content"><text:span text:style-name="podBold">09</text:span></text:p>
          </table:table-cell>
          <table:table-cell table:style-name="podCell">
            <text:p text:style-name="Appy_Table_Content"><text:span text:style-name="podBold">10</text:span></text:p>
          </table:table-cell>
          <table:table-cell table:style-name="podCell">
            <text:p text:style-name="Appy_Table_Content"><text:span text:style-name="podBold">11</text:span></text:p>
          </table:table-cell>
          <table:table-cell table:style-name="podCell">
            <text:p text:style-name="Appy_Table_Content"><text:span text:style-name="podBold">12</text:span></text:p>
          </table:table-cell>
          <table:table-cell table:style-name="podCell">
            <text:p text:style-name="Appy_Table_Content"><text:span text:style-name="podBold">13</text:span></text:p>
          </table:table-cell>
          <table:table-cell table:style-name="podCell">
            <text:p text:style-name="Appy_Table_Content"><text:span text:style-name="podBold">14</text:span></text:p>
          </table:table-cell>
          <table:table-cell table:style-name="podCell">
            <text:p text:style-name="Appy_Table_Content"><text:span text:style-name="podBold">15</text:span></text:p>
          </table:table-cell>
          <table:table-cell table:style-name="podCell">
            <text:p text:style-name="Appy_Table_Content"><text:span text:style-name="podBold">16</text:span></text:p>
          </table:table-cell>
          <table:table-cell table:style-name="podCell">
            <text:p text:style-name="Appy_Table_Content"><text:span text:style-name="podBold">17</text:span></text:p>
          </table:table-cell>
          <table:table-cell table:style-name="podCell">
            <text:p text:style-name="Appy_Table_Content"><text:span text:style-name="podBold">18</text:span></text:p>
          </table:table-cell>
          <table:table-cell table:style-name="podCell">
            <text:p text:style-name="Appy_Table_Content"><text:span text:style-name="podBold">19</text:span></text:p>
          </table:table-cell>
          <table:table-cell table:style-name="podCell">
            <text:p text:style-name="Appy_Table_Content"><text:span text:style-name="podBold">20</text:span></text:p>
          </table:table-cell>
          <table:table-cell table:style-name="podCell">
            <text:p text:style-name="Appy_Table_Content"><text:span text:style-name="podBold">21</text:span></text:p>
          </table:table-cell>
          <table:table-cell table:style-name="podCell">
            <text:p text:style-name="Appy_Table_Content"><text:span text:style-name="podBold">22</text:span></text:p>
          </table:table-cell>
          <table:table-cell table:style-name="podCell">
            <text:p text:style-name="Appy_Table_Content"><text:span text:style-name="podBold">23</text:span></text:p>
          </table:table-cell>
          <table:table-cell table:style-name="podCell">
            <text:p text:style-name="Appy_Table_Content"><text:span text:style-name="podBold">24</text:span></text:p>
          </table:table-cell>
          <table:table-cell table:style-name="podCell">
            <text:p text:style-name="Appy_Table_Content"><text:span text:style-name="podBold">25</text:span></text:p>
          </table:table-cell>
          <table:table-cell table:style-name="podCell">
            <text:p text:style-name="Appy_Table_Content"><text:span text:style-name="podBold">26</text:span></text:p>
          </table:table-cell>
          <table:table-cell table:style-name="podCell">
            <text:p text:style-name="Appy_Table_Content"><text:span text:style-name="podBold">27</text:span></text:p>
          </table:table-cell>
          <table:table-cell table:style-name="podCell">
            <text:p text:style-name="Appy_Table_Content"><text:span text:style-name="podBold">28</text:span></text:p>
          </table:table-cell>
          <table:table-cell table:style-name="podCell">
            <text:p text:style-name="Appy_Table_Content"><text:span text:style-name="podBold">29</text:span></text:p>
          </table:table-cell>
          <table:table-cell table:style-name="podCell">
            <text:p text:style-name="Appy_Table_Content"><text:span text:style-name="podBold">30</text:span></text:p>
          </table:table-cell>
          <table:table-cell table:style-name="podCell">
            <text:p text:style-name="Appy_Table_Content"><text:span text:style-name="podBold">31</text:span></text:p>
          </table:table-cell>
          <table:table-cell table:style-name="podCell">
            <text:p text:style-name="Appy_Table_Content"><text:span text:style-name="podBold">01</text:span></text:p>
          </table:table-cell>
          <table:table-cell table:style-name="podCell">
            <text:p text:style-name="Appy_Table_Content"><text:span text:style-name="podBold">02</text:span></text:p>
          </table:table-cell>
          <table:table-cell table:style-name="podCell">
            <text:p text:style-name="Appy_Table_Content"><text:span text:style-name="podBold">03</text:span></text:p>
          </table:table-cell>
          <table:table-cell table:style-name="podCell">
            <text:p text:style-name="Appy_Table_Content"><text:span text:style-name="podBold">04</text:span></text:p>
          </table:table-cell>
          <table:table-cell table:style-name="podCell">
            <text:p text:style-name="Appy_Table_Content"><text:span text:style-name="podBold">05</text:span></text:p>
          </table:table-cell>
          <table:table-cell table:style-name="podCell"/>
        </table:table-row>
        <table:table-row>
          <table:table-cell table:style-name="pod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ext:p text:style-name="Appy_Table_Content"><text:span text:style-name="podBold">L</text:span></text:p>
          </table:table-cell>
          <table:table-cell table:style-name="podCell">
            <text:p text:style-name="Appy_Table_Content"><text:span text:style-name="podBold">M</text:span></text:p>
          </table:table-cell>
          <table:table-cell table:style-name="podCell">
            <text:p text:style-name="Appy_Table_Content"><text:span text:style-name="podBold">M</text:span></text:p>
          </table:table-cell>
          <table:table-cell table:style-name="podCell">
            <text:p text:style-name="Appy_Table_Content"><text:span text:style-name="podBold">J</text:span></text:p>
          </table:table-cell>
          <table:table-cell table:style-name="podCell">
            <text:p text:style-name="Appy_Table_Content"><text:span text:style-name="podBold">V</text:span></text:p>
          </table:table-cell>
          <table:table-cell table:style-name="podCell">
            <text:p text:style-name="Appy_Table_Content"><text:span text:style-name="podBold">S</text:span></text:p>
          </table:table-cell>
          <table:table-cell table:style-name="podCell">
            <text:p text:style-name="Appy_Table_Content"><text:span text:style-name="podBold">D</text:span></text:p>
          </table:table-cell>
          <table:table-cell table:style-name="podCell"/>
        </table:table-row>
        <table:table-row>
          <table:table-cell table:style-name="podHeaderCell"/>
          <table:table-cell table:style-name="podHeaderCell" table:number-columns-spanned="6">
            <text:p>Février 2015</text:p>
          </table:table-cell>
          <table:table-cell table:style-name="podHeaderCell" table:number-columns-spanned="31">
            <text:p>Mars 2015</text:p>
          </table:table-cell>
          <table:table-cell table:style-name="podHeaderCell" table:number-columns-spanned="5">
            <text:p>A</text:p>
          </table:table-cell>
          <table:table-cell table:style-name="podHeaderCell"/>
        </table:table-row>
      </table:table>
      <text:p/>
      <table:table table:name="Table14564816397312" table:style-name="Table14564816397312">
        <table:table-column table:style-name="Table14564816397312.1"/>
        <table:table-column table:style-name="Table14564816397312.2"/>
        <table:table-column table:style-name="Table14564816397312.3"/>
        <table:table-row>
          <table:table-cell table:style-name="podCell">
            <text:p text:style-name="Appy_Table_Content">1</text:p>
          </table:table-cell>
          <table:table-cell table:style-name="podCell">
            <text:p text:style-name="Appy_Table_Content">Maecenas vitae ligula eu nunc ultrices consectetur a ac mi. Cras cursus risus elit. In leo tellus, vehicula nec velit id, rhoncus iaculis leo. Nullam nec dapibus urna. Morbi vulputate dictum turpis. ipsum non finibus.</text:p>
          </table:table-cell>
          <table:table-cell table:style-name="podCell">
            <text:p text:style-name="Appy_Table_Content">Maecenas vitae ligula eu nunc ultrices consectetur a ac mi. Cras cursus risus elit. In leo tellus, vehicula nec velit id, rhoncus iaculis leo. Nullam nec dapibus urna. Morbi vulputate dictum turpis. Vivamus eget consequat nisl. Nam tempus auctor ipsum at lobortis. Vesti laoreet. Cras tristique vitae ipsum non finibus.</text:p>
          </table:table-cell>
        </table:table-row>
        <table:table-row>
          <table:table-cell table:style-name="podCell">
            <text:p text:style-name="Appy_Table_Content">2</text:p>
          </table:table-cell>
          <table:table-cell table:style-name="podCell">
            <text:p text:style-name="Appy_Table_Content">Maecenas vitae ligula eu nunc ultrices consectetur a ac mi. Cras cursus risus elit. In leo tellus, vehicula nec velit id, rhoncus iaculis leo. Nullam nec dapibus urna. Morbi vulputate dictum turpis. Vivamus eget consequat nisl. Nam tempus auctor ipsum at lobortis. Vestibulum ante ipsum primis in faucibus orci luctus et ultrices posuere cubilia Curae; Nam semper ex vitae augue viverra, ut euismod quam laoreet. Cras tristique vitae ipsum non finibus.</text:p>
          </table:table-cell>
          <table:table-cell table:style-name="podCell">
            <text:p text:style-name="Appy_Table_Content">Maecenas vitae ligula eu nunc ultrices consectetur a ac mi. Cras curvitae ipsum non finibus.</text:p>
          </table:table-cell>
        </table:table-row>
        <table:table-row>
          <table:table-cell table:style-name="podCell">
            <text:p text:style-name="Appy_Table_Content">3</text:p>
          </table:table-cell>
          <table:table-cell table:style-name="podCell">
            <text:p text:style-name="Appy_Table_Content">Maecenas vitae ligula eu nunc ultrices consectetur a ac mi. Cras cursus risus elit. In leo tellus, vehicula nec velit id, rhoncus iaculis leo. Nullam nec dapibus urna. Morbi vulputate dictum turpis. Vivamus eget consequat nisl. Nam tempus auctor ipsum at lobortis. Vestibulum ante ipsum primis in faucibus orci luctus et ultrices </text:p>
          </table:table-cell>
          <table:table-cell table:style-name="podCell">
            <text:p text:style-name="Appy_Table_Content"> </text:p>
          </table:table-cell>
        </table:table-row>
      </table:table>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Ubuntu" svg:font-family="Ubuntu"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AppyStandard" style:family="paragraph" style:class="text" style:master-page-name="" style:parent-style-name="Standard">
      <style:paragraph-properties fo:margin-left="0cm" fo:margin-right="0cm" fo:margin-top="0.05cm" fo:margin-bottom="0.10cm" fo:text-indent="0cm" style:auto-text-indent="false" style:page-number="auto"/>
    </style:style>
    <style:style style:name="ParaKWN" style:family="paragraph" style:class="text" style:master-page-name="" style:parent-style-name="AppyStandard">
      <style:paragraph-properties fo:keep-with-next="always"/>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Standard" style:list-style-name="podBulletedList"/>
    <style:style style:name="podNumberItem" style:family="paragraph" style:parent-style-name="AppyStandard" style:list-style-name="podNumberedList"/>
    <style:style style:name="podBulletItemKeepWithNext" style:family="paragraph" style:parent-style-name="AppyStandard" style:list-style-name="podBulletedList">
      <style:paragraph-properties fo:keep-with-next="always"/>
    </style:style>
    <style:style style:name="podNumberItemKeepWithNext" style:family="paragraph" style:parent-style-name="AppyStandard"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default-style style:family="graphic">
      <style:graphic-properties draw:end-line-spacing-horizontal="0.283cm" draw:shadow-offset-y="0.3cm" draw:shadow-offset-x="0.3cm" style:flow-with-text="false" draw:start-line-spacing-vertical="0.283cm" draw:start-line-spacing-horizontal="0.283cm" draw:end-line-spacing-vertical="0.283cm" fo:wrap-option="no-wrap"/>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text-properties fo:font-size="7pt"/>
    </style:style>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1cm" fo:margin="1cm" style:writing-mode="lr-tb" fo:margin-left="1cm" fo:page-width="27.94cm" style:num-format="1" style:print-orientation="landscape" style:footnote-max-height="0cm" fo:margin-bottom="1cm" fo:page-height="21.59cm" fo:margin-right="1cm">
        <style:footnote-sep style:adjustment="left" style:rel-width="25%" style:line-style="none"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Gaetan Delannay</meta:initial-creator>
    <meta:creation-date>2007-08-06T12:09:45</meta:creation-date>
    <dc:date>2015-03-26T15:34:20</dc:date>
    <dc:language>en-US</dc:language>
    <meta:editing-cycles>18</meta:editing-cycles>
    <meta:editing-duration>PT1H54M6S</meta:editing-duration>
    <meta:document-statistic meta:table-count="0" meta:image-count="0" meta:object-count="0" meta:page-count="1" meta:paragraph-count="1" meta:word-count="11" meta:character-count="50" meta:non-whitespace-character-count="41"/>
    <meta:user-defined meta:name="Info 1"/>
    <meta:user-defined meta:name="Info 2"/>
    <meta:user-defined meta:name="Info 3"/>
    <meta:user-defined meta:name="Info 4"/>
  </office:meta>
</office:document-meta>
</file>